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538a9d" officeooo:paragraph-rsid="05538a9d"/>
    </style:style>
    <style:style style:name="P4" style:family="paragraph" style:parent-style-name="Text_20_body">
      <style:paragraph-properties fo:line-height="100%"/>
      <style:text-properties officeooo:rsid="04af6545" officeooo:paragraph-rsid="04af6545"/>
    </style:style>
    <style:style style:name="P5" style:family="paragraph" style:parent-style-name="Text_20_body">
      <style:text-properties officeooo:rsid="05470a17" officeooo:paragraph-rsid="05538a9d"/>
    </style:style>
    <style:style style:name="P6" style:family="paragraph" style:parent-style-name="Text_20_body">
      <style:text-properties officeooo:rsid="055e4734" officeooo:paragraph-rsid="055e4734"/>
    </style:style>
    <style:style style:name="P7" style:family="paragraph" style:parent-style-name="Heading_20_2">
      <style:text-properties officeooo:paragraph-rsid="052ed04f"/>
    </style:style>
    <style:style style:name="P8" style:family="paragraph" style:parent-style-name="Heading_20_2">
      <style:text-properties officeooo:paragraph-rsid="055e4734"/>
    </style:style>
    <style:style style:name="P9" style:family="paragraph" style:parent-style-name="Text_20_body" style:list-style-name="L1">
      <style:text-properties officeooo:rsid="055e4734" officeooo:paragraph-rsid="055e4734"/>
    </style:style>
    <style:style style:name="P10" style:family="paragraph" style:parent-style-name="Text_20_body">
      <style:text-properties officeooo:rsid="055e4734" officeooo:paragraph-rsid="055e4734"/>
    </style:style>
    <style:style style:name="P11" style:family="paragraph" style:parent-style-name="Text_20_body">
      <style:text-properties officeooo:rsid="056308f2" officeooo:paragraph-rsid="056308f2"/>
    </style:style>
    <style:style style:name="P12" style:family="paragraph" style:parent-style-name="Text_20_body">
      <style:text-properties officeooo:rsid="0567de2e" officeooo:paragraph-rsid="0567de2e"/>
    </style:style>
    <style:style style:name="P13" style:family="paragraph" style:parent-style-name="Heading_20_2">
      <style:text-properties officeooo:rsid="055e4734" officeooo:paragraph-rsid="0561bcc5"/>
    </style:style>
    <style:style style:name="P14" style:family="paragraph" style:parent-style-name="Heading_20_2">
      <style:text-properties officeooo:rsid="055e4734" officeooo:paragraph-rsid="0567a317"/>
    </style:style>
    <style:style style:name="P15"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6c29e80"/>
    </style:style>
    <style:style style:name="T3" style:family="text">
      <style:text-properties officeooo:rsid="05591939"/>
    </style:style>
    <style:style style:name="T4" style:family="text">
      <style:text-properties officeooo:rsid="055a06db"/>
    </style:style>
    <style:style style:name="T5" style:family="text">
      <style:text-properties officeooo:rsid="055e4734"/>
    </style:style>
    <style:style style:name="T6" style:family="text">
      <style:text-properties fo:language="en" fo:country="US"/>
    </style:style>
    <style:style style:name="T7" style:family="text">
      <style:text-properties officeooo:rsid="0561bcc5"/>
    </style:style>
    <style:style style:name="T8" style:family="text">
      <style:text-properties fo:font-weight="bold" style:font-weight-asian="bold" style:font-weight-complex="bold"/>
    </style:style>
    <style:style style:name="T9" style:family="text">
      <style:text-properties officeooo:rsid="05647b82"/>
    </style:style>
    <style:style style:name="T10" style:family="text">
      <style:text-properties officeooo:rsid="05662768"/>
    </style:style>
    <style:style style:name="T11" style:family="text">
      <style:text-properties officeooo:rsid="0567a317"/>
    </style:style>
    <style:style style:name="T12" style:family="text">
      <style:text-properties officeooo:rsid="056884b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span text:style-name="T1">מטלה</text:span> <text:span text:style-name="T7">6 - משחקים ושיווי משקל</text:span></text:h>
      <text:p text:style-name="P4">יש לענות על שאלה אחת לבחירתכם. הגשה בזוגות, עד תחילת ההרצאה הבאה.</text:p>
      <text:p text:style-name="P7">שאלה <text:span text:style-name="T3">1</text:span>: <text:span text:style-name="T4">כדורי הזהב</text:span></text:p>
      <text:p text:style-name="P3">צפו בסרטון על משחק "כדורי הזהב", למשל <text:s/><text:span text:style-name="T2">https://youtu.be/p3Uos2fzIJ0</text:span> וענו:</text:p>
      <text:p text:style-name="P3">א. מהי טבלת התועלות של המשחק?</text:p>
      <text:p text:style-name="P3">ב. האם יש שיווי-משקל בפעולות שולטות, ואם כן, איזה?</text:p>
      <text:p text:style-name="P3">ג. מה הם כל שיוויי-משקל-נאש במשחק?</text:p>
      <text:p text:style-name="P5"/>
      <text:p text:style-name="P8">שאלה 2: דילמת הנוסע<text:span text:style-name="T5"> (</text:span><text:bookmark text:name="firstHeading"/><text:span text:style-name="T6">Traveler's dilemma</text:span><text:span text:style-name="T5">)</text:span></text:p>
      <text:p text:style-name="P6">מישהו מציע לכם את המשחק הבא, לשני שחקנים. שמים אתכם בחדר אחד, ואת השחקן השני בחדר אחר, כך שאין לכם אפשרות לתקשר ביניכם. נותנים לכם דף ועט ואומרים לכם לכתוב מספר בין 2 ל-100. חוקי המשחק הם:</text:p>
      <text:list xml:id="list9188527329509145824" text:style-name="L1">
        <text:list-item>
          <text:p text:style-name="P9">אם שניכם כתבתם אותו מספר, נניח k - שניכם מקבלים k שקלים.</text:p>
        </text:list-item>
        <text:list-item>
          <text:p text:style-name="P9">אם כתבתם מספרים שונים - נניח ש-k הוא המספר הקטן ביניהם. אז מי שכתב k מקבל k+2, ומי שכתב מספר גדול יותר מקבל k-2.</text:p>
        </text:list-item>
      </text:list>
      <text:p text:style-name="P6"><text:span text:style-name="T10">הוכיחו שבמשחק זה קיים </text:span>שיווי-משקל נאש <text:span text:style-name="T10">יחיד. מה הוא?</text:span></text:p>
      <text:p text:style-name="P6"/>
      <text:p text:style-name="P13">שאלה <text:span text:style-name="T7">3</text:span>: <text:span text:style-name="T7">מכרז "כולם משלמים" (all-pay auction)</text:span></text:p>
      <text:p text:style-name="P11">במכרז "כולם משלמים", כל שחקן מכריז על מחיר, השחקן שהכריז את המחיר הגבוה ביותר זוכה בחפץ, ו<text:span text:style-name="T8">כל</text:span> השחקנים (לא רק הזוכה) משלמים את המחיר שהכריזו.</text:p>
      <text:p text:style-name="P11">נניח שבמכרז מחיר שני ישנם שני משתתפים: ס - עם ערך 60, כ - עם ערך 20. מה הם כל שיוויי<text:span text:style-name="T9">-</text:span>משקל<text:span text:style-name="T9"> נאש</text:span> של <text:span text:style-name="T9">המשחק?</text:span></text:p>
      <text:p text:style-name="P11"/>
      <text:p text:style-name="P14">שאלה <text:span text:style-name="T11">4</text:span>: <text:span text:style-name="T11">משחק עומס (congestion game)</text:span></text:p>
      <text:p text:style-name="P12">בקורס מסויים ישנם 3 שרתים המשמשים לבדיקה אוטומטית של מטלות. ישנם 91 סטודנטים המעוניינים לבדוק את המטלות שלהם באותו זמן. אם סטודנט שולח את המטלה לשרת כאשר הוא פנוי, הבדיקה לוקחת דקה אחת. אבל אם k סטודנטים שולחים את המטלה לאותו שרת באותו זמן, הבדיקה לוקחת k דקות. <text:span text:style-name="T12"><text:s text:c="4"/>כל סטודנט צריך לבחור לאיזה שרת לשלוח את המטלה. התועלת של כל סטודנט היא מינוס מספר הדקות. <text:s text:c="2"/>מה הם כל שיווי-משקל נאש במשחק זה?</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4-27T08:38:13.745673642</dc:date>
    <meta:editing-duration>P10DT10H5M55S</meta:editing-duration>
    <meta:editing-cycles>1233</meta:editing-cycles>
    <meta:document-statistic meta:table-count="0" meta:image-count="0" meta:object-count="0" meta:page-count="1" meta:paragraph-count="19" meta:word-count="283" meta:character-count="1477" meta:non-whitespace-character-count="1208"/>
  </office:meta>
</office:document-meta>
</file>